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 fo:text-indent="0.25in"/>
    </style:style>
    <style:style style:name="P21" style:parent-style-name="Normální" style:family="paragraph">
      <style:paragraph-properties fo:text-align="justify" fo:text-indent="0.25in"/>
    </style:style>
    <style:style style:name="P22" style:parent-style-name="odrážka1" style:family="paragraph">
      <style:paragraph-properties fo:text-align="justify" fo:margin-left="0in" fo:text-indent="0in">
        <style:tab-stops/>
      </style:paragraph-properties>
    </style:style>
    <style:style style:name="P23" style:parent-style-name="odrážka1" style:family="paragraph">
      <style:paragraph-properties fo:text-align="justify" fo:margin-left="0.25in" fo:text-indent="-0.25in">
        <style:tab-stops>
          <style:tab-stop style:type="left" style:position="-0.25in"/>
        </style:tab-stops>
      </style:paragraph-properties>
    </style:style>
    <style:style style:name="P24" style:parent-style-name="odrážka1" style:family="paragraph">
      <style:paragraph-properties fo:text-align="justify" fo:margin-left="0in" fo:text-indent="0in">
        <style:tab-stops/>
      </style:paragraph-properties>
    </style:style>
    <style:style style:name="P25" style:parent-style-name="odrážka1" style:family="paragraph">
      <style:paragraph-properties fo:text-align="justify" fo:margin-left="0in" fo:text-indent="0in">
        <style:tab-stops/>
      </style:paragraph-properties>
    </style:style>
    <style:style style:name="P26" style:parent-style-name="odrážka1" style:family="paragraph">
      <style:paragraph-properties fo:text-align="justify" fo:margin-left="0in" fo:text-indent="0in">
        <style:tab-stops/>
      </style:paragraph-properties>
    </style:style>
    <style:style style:name="P27" style:parent-style-name="odrážka1" style:family="paragraph">
      <style:paragraph-properties fo:text-align="justify" fo:margin-left="0.25in" fo:text-indent="-0.25in">
        <style:tab-stops>
          <style:tab-stop style:type="left" style:position="-0.25in"/>
        </style:tab-stops>
      </style:paragraph-properties>
    </style:style>
    <style:style style:name="P28" style:parent-style-name="odrážka1" style:family="paragraph">
      <style:paragraph-properties fo:text-align="justify" fo:margin-left="0in" fo:text-indent="0in">
        <style:tab-stops/>
      </style:paragraph-properties>
    </style:style>
    <style:style style:name="P29" style:parent-style-name="odrážka1" style:family="paragraph">
      <style:paragraph-properties fo:text-align="justify" fo:margin-left="0.25in" fo:text-indent="-0.25in">
        <style:tab-stops>
          <style:tab-stop style:type="left" style:position="-0.25in"/>
        </style:tab-stops>
      </style:paragraph-properties>
    </style:style>
    <style:style style:name="P30" style:parent-style-name="odrážka1" style:family="paragraph">
      <style:paragraph-properties fo:text-align="justify" fo:margin-left="0in" fo:text-indent="0in">
        <style:tab-stops/>
      </style:paragraph-properties>
    </style:style>
    <style:style style:name="P31" style:parent-style-name="odrážka1" style:family="paragraph">
      <style:paragraph-properties fo:text-align="justify" fo:margin-left="0.25in" fo:text-indent="-0.25in">
        <style:tab-stops>
          <style:tab-stop style:type="left" style:position="-0.25in"/>
        </style:tab-stops>
      </style:paragraph-properties>
    </style:style>
    <style:style style:name="P32" style:parent-style-name="odrážka1" style:family="paragraph">
      <style:paragraph-properties fo:text-align="justify" fo:margin-left="0.25in" fo:text-indent="-0.25in">
        <style:tab-stops>
          <style:tab-stop style:type="left" style:position="-0.25in"/>
        </style:tab-stops>
      </style:paragraph-properties>
    </style:style>
    <style:style style:name="P33" style:parent-style-name="odrážka1" style:family="paragraph">
      <style:paragraph-properties fo:text-align="justify" fo:margin-left="0in" fo:text-indent="0in">
        <style:tab-stops/>
      </style:paragraph-properties>
    </style:style>
    <style:style style:name="P34" style:parent-style-name="odrážka1" style:family="paragraph">
      <style:paragraph-properties fo:text-align="justify" fo:margin-left="0.25in" fo:text-indent="-0.25in">
        <style:tab-stops>
          <style:tab-stop style:type="left" style:position="-0.25in"/>
        </style:tab-stops>
      </style:paragraph-properties>
    </style:style>
    <style:style style:name="P35" style:parent-style-name="Normální" style:family="paragraph">
      <style:paragraph-properties fo:text-align="justify"/>
    </style:style>
    <style:style style:name="T36" style:parent-style-name="Standardnípísmoodstavce" style:family="text">
      <style:text-properties fo:font-weight="bold" style:font-weight-asian="bold"/>
    </style:style>
    <style:style style:name="P37" style:parent-style-name="Normální" style:family="paragraph">
      <style:paragraph-properties fo:text-align="justify"/>
      <style:text-properties fo:font-weight="bold" style:font-weight-asian="bold"/>
    </style:style>
    <style:style style:name="P38" style:parent-style-name="Normální" style:family="paragraph">
      <style:paragraph-properties fo:text-align="justify"/>
      <style:text-properties fo:font-weight="bold" style:font-weight-asian="bold"/>
    </style:style>
    <style:style style:name="P39" style:parent-style-name="Normální" style:family="paragraph">
      <style:paragraph-properties fo:text-align="justify"/>
    </style:style>
    <style:style style:name="P40" style:parent-style-name="Normální" style:family="paragraph">
      <style:paragraph-properties fo:text-align="justify"/>
      <style:text-properties fo:font-weight="bold" style:font-weight-asian="bold"/>
    </style:style>
    <style:style style:name="P41" style:parent-style-name="Normální" style:family="paragraph">
      <style:paragraph-properties fo:text-align="justify"/>
      <style:text-properties fo:font-weight="bold" style:font-weight-asian="bold"/>
    </style:style>
    <style:style style:name="P42" style:parent-style-name="Normální" style:family="paragraph">
      <style:paragraph-properties fo:text-align="justify"/>
      <style:text-properties fo:color="#000000"/>
    </style:style>
    <style:style style:name="P43" style:parent-style-name="Prostýtext" style:family="paragraph">
      <style:paragraph-properties fo:text-align="justify"/>
    </style:style>
    <style:style style:name="P44" style:parent-style-name="Prostýtext" style:family="paragraph">
      <style:paragraph-properties fo:text-align="justify"/>
    </style:style>
    <style:style style:name="P45" style:parent-style-name="Normální" style:family="paragraph">
      <style:paragraph-properties fo:text-align="justify"/>
    </style:style>
    <style:style style:name="P46" style:parent-style-name="Normální" style:family="paragraph">
      <style:paragraph-properties fo:text-align="justify"/>
    </style:style>
    <style:style style:name="P47" style:parent-style-name="Normální" style:family="paragraph">
      <style:paragraph-properties fo:text-align="justify"/>
    </style:style>
    <style:style style:name="P48" style:parent-style-name="Normální" style:family="paragraph">
      <style:paragraph-properties fo:text-align="justify"/>
    </style:style>
    <style:style style:name="P49" style:parent-style-name="Normální" style:family="paragraph">
      <style:paragraph-properties fo:text-align="justify"/>
    </style:style>
    <style:style style:name="P50" style:parent-style-name="Normální" style:family="paragraph">
      <style:paragraph-properties fo:text-align="center" fo:margin-left="1.3805in">
        <style:tab-stops>
          <style:tab-stop style:type="center" style:position="2.9506in"/>
        </style:tab-stops>
      </style:paragraph-properties>
      <style:text-properties style:font-name-complex="Arial"/>
    </style:style>
    <style:style style:name="P51" style:parent-style-name="Normální" style:family="paragraph">
      <style:paragraph-properties fo:text-align="center" fo:margin-left="1.3805in">
        <style:tab-stops>
          <style:tab-stop style:type="center" style:position="2.5569in"/>
          <style:tab-stop style:type="center" style:position="2.9506in"/>
        </style:tab-stops>
      </style:paragraph-properties>
      <style:text-properties style:font-name-complex="Arial"/>
    </style:style>
    <style:style style:name="P52" style:parent-style-name="Normální" style:family="paragraph">
      <style:paragraph-properties fo:text-align="justify" fo:margin-left="1.3805in">
        <style:tab-stops>
          <style:tab-stop style:type="center" style:position="2.9506in"/>
        </style:tab-stops>
      </style:paragraph-properties>
    </style:style>
    <style:style style:name="P53" style:parent-style-name="Normální" style:family="paragraph">
      <style:paragraph-properties>
        <style:tab-stops>
          <style:tab-stop style:type="center" style:position="4.3312in"/>
        </style:tab-stops>
      </style:paragraph-properties>
      <style:text-properties style:font-name-complex="Arial"/>
    </style:style>
    <style:style style:name="P54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5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6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7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8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59" style:parent-style-name="Normální" style:family="paragraph">
      <style:text-properties fo:color="#2E74B5"/>
    </style:style>
    <style:style style:name="P60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/2022<text:bookmark-end text:name="Text14"/></text:p>
            <text:p text:style-name="Normální">KVOP-2592/2022<text:bookmark-end text:name="Text2"/></text:p>
            <text:p text:style-name="Normální"><text:bookmark-start text:name="Text6"/>13. 01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Vážený pan</text:p>
            <text:p text:style-name="Normální">J. Ch.</text:p>
            <text:p text:style-name="Normální"><text:bookmark-end text:name="Text7"/></text:p>
            <text:p text:style-name="Normální"/>
            <text:p text:style-name="P17">ID DS: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Ch.,</text:p>
      <text:p text:style-name="P19"/>
      <text:p text:style-name="P20">dne 10. 1. 2022 byla do Kanceláře veřejného ochránce práv doručena Vaše žádost podle zákona č. 106/1999 Sb., o svobodném přístupu k informacím, ve znění pozdějších předpisů, kterou žádáte o poskytnutí následujících informací:</text:p>
      <text:p text:style-name="P21"/>
      <text:list text:style-name="LFO12" text:continue-numbering="true">
        <text:list-item>
          <text:p text:style-name="P22">Poskytuje-li Kancelář veřejného ochránce práv svým zaměstnancům příspěvek na pojistné smlouvy soukromého životního pojištění uzavřené s jinou pojišťovnou jako pojistitelem (dále jen „Pojišťovna“) než je<text:s/>xxx?<text:s/></text:p>
        </text:list-item>
      </text:list>
      <text:p text:style-name="P23">Požadujete stručnou odpověď ano/ne.</text:p>
      <text:list text:style-name="LFO12" text:continue-numbering="true">
        <text:list-item>
          <text:p text:style-name="P24">V případě, že Kancelář veřejného ochránce práv poskytuje příspěvek na pojistné smlouvy soukromého životního pojištění zaměstnanců uzavřených s Pojišťovnou či Pojišťovnami, žádáte o<text:s/>poskytnutí obecných doplňujících informací:</text:p>
        </text:list-item>
      </text:list>
      <text:list text:style-name="LFO4" text:continue-numbering="true">
        <text:list-item>
          <text:p text:style-name="P25">Identifikace Pojišťovny popř. Pojišťoven, na jejichž pojistné smlouvy životního pojištění je příspěvek poskytován.</text:p>
        </text:list-item>
        <text:list-item>
          <text:p text:style-name="P26">Kolik takových příspěvků jsme poskytli našim zaměstnancům v měsíci červnu 2021?</text:p>
        </text:list-item>
      </text:list>
      <text:p text:style-name="P27">Pokud byly příspěvky poskytnuty na pojistné smlouvy více Pojišťoven, prosíte o selekci počtu dle jednotlivých pojišťoven.<text:s/></text:p>
      <text:list text:style-name="LFO4" text:continue-numbering="true">
        <text:list-item>
          <text:p text:style-name="P28">Jaká byla průměrná výše příspěvku zaměstnavatele v měsíci červnu 2021?</text:p>
        </text:list-item>
      </text:list>
      <text:p text:style-name="P29">Pokud byly příspěvky poskytnuty na pojistné smlouvy více Pojišťoven, prosíte o<text:s/>selekci počtu dle jednotlivých pojišťoven.<text:s/></text:p>
      <text:list text:style-name="LFO4" text:continue-numbering="true">
        <text:list-item>
          <text:p text:style-name="P30">Mají zaměstnanci naší organizace, kterým přispíváme na pojistné smlouvy soukromého životního pojištění uzavřených s Pojišťovnou, povinnost hradit pojistné nad rámec příspěvku zaměstnavatele?</text:p>
        </text:list-item>
      </text:list>
      <text:p text:style-name="P31">Prosíte o stručnou odpověď ano/ne.</text:p>
      <text:p text:style-name="P32">Pokud byly příspěvky poskytnuty na pojistné smlouvy více Pojišťoven, prosíte o odpověď ano/ne v kontextu otázky dle jednotlivých pojišťoven.</text:p>
      <text:list text:style-name="LFO4" text:continue-numbering="true">
        <text:list-item>
          <text:p text:style-name="P33">Uplatnila naše organizace příspěvky na pojistné smlouvy soukromého životního pojištění zaměstnanců uzavřených s Pojišťovnou v souladu s ustanovením 24 odst. 2 písm. j) zákona č.<text:s/><text:soft-page-break/>586/1992 Sb., o daních z příjmů, jako daňově uznatelný náklad na práva zaměstnanců vyplývající z kolektivní smlouvy či z jiného vnitřního předpisu za zdaňovací období kalendářního<text:s/>roku 2020 (či jeho části)?</text:p>
        </text:list-item>
      </text:list>
      <text:p text:style-name="P34">Prosíte o stručnou odpověď ano/ne.</text:p>
      <text:p text:style-name="P35">Ve smyslu zákona o svobodném přístupu k informacím,<text:s/><text:span text:style-name="T36">se poskytují níže uvedené informace:</text:span></text:p>
      <text:p text:style-name="P37"/>
      <text:p text:style-name="P38">K bodu č. 1</text:p>
      <text:p text:style-name="P39">Ne</text:p>
      <text:p text:style-name="P40"/>
      <text:p text:style-name="P41">K bodu č. 2</text:p>
      <text:p text:style-name="P42">Kancelář veřejného ochránce práv neposkytuje příspěvek na pojistné smlouvy<text:s/>soukromého životního pojištění zaměstnancům.</text:p>
      <text:p text:style-name="P43"/>
      <text:p text:style-name="P44"><text:s text:c="4"/></text:p>
      <text:p text:style-name="P45">S pozdravem</text:p>
      <text:p text:style-name="P46"/>
      <text:p text:style-name="P47"/>
      <text:p text:style-name="P48"/>
      <text:p text:style-name="P49"/>
      <text:p text:style-name="P50"><text:s text:c="29"/>JUDr. Pavel Pořízek, Ph.D. v. r.</text:p>
      <text:p text:style-name="P51"><text:s text:c="30"/>vedoucí Kanceláře veřejného ochránce práv</text:p>
      <text:p text:style-name="P52"><text:s text:c="46"/>(dokument<text:s/>je opatřen el. podpisem)</text:p>
      <text:p text:style-name="P53"/>
      <text:p text:style-name="P54"/>
      <text:p text:style-name="P55"/>
      <text:p text:style-name="P56"><text:s/></text:p>
      <text:p text:style-name="P57"><text:s text:c="13"/><text:tab/><text:tab/></text:p>
      <text:p text:style-name="P58"><text:tab/></text:p>
      <text:p text:style-name="P59"/>
      <text:p text:style-name="P60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rážka1" style:display-name="odrážka 1)" style:family="paragraph" style:parent-style-name="Normální" style:list-style-name="LFO12">
      <style:paragraph-properties fo:margin-bottom="0.1111in" fo:line-height="106%">
        <style:tab-stops>
          <style:tab-stop style:type="left" style:position="-0.25in"/>
        </style:tab-stops>
      </style:paragraph-properties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LFO12" style:display-name="LFO12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16LB*</text:span></text:p>
        <text:p text:style-name="P12"><text:span text:style-name="T13">KVOPX00C16LB</text:span>KVOPX00C16LB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2-04T08:33:00Z</meta:creation-date>
    <dc:date>2022-02-04T08:38:00Z</dc:date>
    <meta:print-date>2016-06-27T08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5" meta:word-count="384" meta:character-count="2651" meta:row-count="18" meta:non-whitespace-character-count="2272"/>
  </office:meta>
</office:document-meta>
</file>